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MX" officeooo:rsid="0012f582" officeooo:paragraph-rsid="0012f582"/>
    </style:style>
    <style:style style:name="P2" style:family="paragraph" style:parent-style-name="Standard">
      <style:paragraph-properties fo:text-align="justify" style:justify-single-word="false"/>
      <style:text-properties fo:language="es" fo:country="MX" officeooo:rsid="0012f582" officeooo:paragraph-rsid="0012f582"/>
    </style:style>
    <style:style style:name="P3" style:family="paragraph" style:parent-style-name="Standard">
      <style:paragraph-properties fo:text-align="justify" style:justify-single-word="false"/>
      <style:text-properties fo:language="es" fo:country="MX" fo:font-weight="bold" officeooo:rsid="0012f582" officeooo:paragraph-rsid="0012f58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MX" fo:font-weight="bold" officeooo:rsid="00202108" officeooo:paragraph-rsid="0020210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s" fo:country="MX" officeooo:rsid="00186f1b" officeooo:paragraph-rsid="00186f1b"/>
    </style:style>
    <style:style style:name="P6" style:family="paragraph" style:parent-style-name="Standard">
      <style:paragraph-properties fo:text-align="justify" style:justify-single-word="false"/>
      <style:text-properties fo:language="es" fo:country="MX" officeooo:rsid="00202108" officeooo:paragraph-rsid="00202108"/>
    </style:style>
    <style:style style:name="P7" style:family="paragraph" style:parent-style-name="Standard">
      <style:paragraph-properties fo:text-align="justify" style:justify-single-word="false"/>
      <style:text-properties fo:language="es" fo:country="MX" officeooo:rsid="0024b80e" officeooo:paragraph-rsid="0024b80e"/>
    </style:style>
    <style:style style:name="P8" style:family="paragraph" style:parent-style-name="Standard">
      <style:paragraph-properties fo:text-align="justify" style:justify-single-word="false"/>
      <style:text-properties fo:language="es" fo:country="MX" officeooo:rsid="00186f1b" officeooo:paragraph-rsid="002634d1"/>
    </style:style>
    <style:style style:name="P9" style:family="paragraph" style:parent-style-name="Standard">
      <style:paragraph-properties fo:text-align="justify" style:justify-single-word="false"/>
      <style:text-properties fo:language="es" fo:country="MX" officeooo:rsid="00202108" officeooo:paragraph-rsid="00202108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es" fo:country="MX" officeooo:rsid="00202108" officeooo:paragraph-rsid="00202108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es" fo:country="MX" officeooo:rsid="00202108" officeooo:paragraph-rsid="0027d543"/>
    </style:style>
    <style:style style:name="P12" style:family="paragraph" style:parent-style-name="Standard">
      <style:paragraph-properties fo:text-align="justify" style:justify-single-word="false"/>
      <style:text-properties fo:language="es" fo:country="MX" officeooo:rsid="0028a308" officeooo:paragraph-rsid="0028a308"/>
    </style:style>
    <style:style style:name="T1" style:family="text">
      <style:text-properties officeooo:rsid="00149ae4"/>
    </style:style>
    <style:style style:name="T2" style:family="text">
      <style:text-properties officeooo:rsid="00193966"/>
    </style:style>
    <style:style style:name="T3" style:family="text">
      <style:text-properties officeooo:rsid="001b0a78"/>
    </style:style>
    <style:style style:name="T4" style:family="text">
      <style:text-properties officeooo:rsid="001dc837"/>
    </style:style>
    <style:style style:name="T5" style:family="text">
      <style:text-properties officeooo:rsid="00220e70"/>
    </style:style>
    <style:style style:name="T6" style:family="text">
      <style:text-properties officeooo:rsid="002634d1"/>
    </style:style>
    <style:style style:name="T7" style:family="text">
      <style:text-properties officeooo:rsid="0027d543"/>
    </style:style>
    <style:style style:name="T8" style:family="text">
      <style:text-properties officeooo:rsid="0028a3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s de compra de boletos</text:p>
      <text:p text:style-name="P2"/>
      <text:p text:style-name="P3"><text:span text:style-name="T4">Descripción</text:span> del problema</text:p>
      <text:p text:style-name="P3"/>
      <text:p text:style-name="P2">Un sistema de compra de boletos puede funcionar de manera concurrente cuando dos o mas personas entran al mismo tiempo al sistema y consultan la disponibilidad de <text:span text:style-name="T1">boletos, se debe tener el control de que dos personas no adquieran un mismo boleto.</text:span></text:p>
      <text:p text:style-name="P2"/>
      <text:p text:style-name="P8">Este sistema <text:span text:style-name="T2">esta enfocado en la</text:span> compra de boletos para un concierto X donde <text:span text:style-name="T2">el numero de boletos máximo que se tiene para vender es de 2</text:span>00 boletos. <text:s/><text:span text:style-name="T6">Debido a que son los últimos 200 boletos para el concierto la empresa encargada de vender dichos <text:s/>boletos a pedido a los desarrolladores del sistema una manera de controlar la compra sin que el sistema se sature y surjan errores de que dos personas intenten comprar el mismo boleto al mismo tiempo. Se debe considerar los siguientes puntos </text:span></text:p>
      <text:p text:style-name="P8"/>
      <text:list xml:id="list3920368057083310907" text:style-name="L1">
        <text:list-item>
          <text:p text:style-name="P10">Habrá 2 forma de realizar la compra, pudra ser en linea o de forma presencial.</text:p>
        </text:list-item>
        <text:list-item>
          <text:p text:style-name="P10"><text:span text:style-name="T7">El numero de personas admitidas en el sistema </text:span><text:s/><text:span text:style-name="T7">para realizar la compra </text:span>será en bloques de 10 personas.</text:p>
        </text:list-item>
        <text:list-item>
          <text:p text:style-name="P11">Los turnos de compra podrán estar conformados tanto de personas que realicen la compra de forma presencial como en linea.</text:p>
        </text:list-item>
      </text:list>
      <text:p text:style-name="P5"/>
      <text:p text:style-name="P4">Eventos a controlar</text:p>
      <text:p text:style-name="P6"/>
      <text:p text:style-name="P12"/>
      <text:p text:style-name="P6">Lo que pretendemos realizar es <text:span text:style-name="T5">controlar que no se vendan 1 boleto a 2 personas ya que si todos consumidores pudiera ingresara l mismo tiempo a realizar la compra podría llegara presentarse una sobre venta de boletos como lo que tendríamos varios clientes enojados y en un ejemplo de la vida real se tendrían varios problemas, tanto económicos como legales.</text:span></text:p>
      <text:p text:style-name="P6"/>
      <text:p text:style-name="P7">En nuestro caso debe de haber un orden en cuanto a como se debe realizar la compra pero para el ingreso solo debemos formar los bloques de 10 personas sin saber un orden especifico de si es una compra en físico o en linea. <text:span text:style-name="T8">Por lo tanto, las personas podrán realizar su compra hasta que se tenga a 10 compradores, de lo contrario se tendrán que esperar hasta que se junten las 10 personas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35:56.710792661</meta:creation-date>
    <dc:date>2019-03-28T17:49:55.178221476</dc:date>
    <meta:editing-duration>PT14H30M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329" meta:character-count="1859" meta:non-whitespace-character-count="1537"/>
  </office:meta>
</office:document-meta>
</file>